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258cm" fo:min-width="0.0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35cm"/>
    </style:style>
    <style:style style:name="gr4" style:family="graphic" style:parent-style-name="standard">
      <style:graphic-properties svg:stroke-color="#000000" draw:fill-color="#0084d1" draw:textarea-horizontal-align="justify" draw:textarea-vertical-align="middle" draw:auto-grow-height="false" fo:min-height="1.401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785cm"/>
    </style:style>
    <style:style style:name="gr6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135cm"/>
    </style:style>
    <style:style style:name="gr7" style:family="graphic" style:parent-style-name="standard">
      <style:graphic-properties svg:stroke-color="#000000" draw:fill-color="#3465a4" draw:textarea-horizontal-align="justify" draw:textarea-vertical-align="middle" draw:auto-grow-height="false" fo:min-height="2.417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0084d1"/>
      <style:paragraph-properties fo:text-align="center"/>
    </style:style>
    <style:style style:name="P5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-color="#3465a4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5.572cm" svg:x2="2.27cm" svg:y2="2.143cm">
          <text:p/>
        </draw:line>
        <draw:line draw:style-name="gr1" draw:text-style-name="P1" draw:layer="layout" svg:x1="2.27cm" svg:y1="5.572cm" svg:x2="8.366cm" svg:y2="5.572cm">
          <text:p/>
        </draw:line>
        <draw:custom-shape draw:style-name="gr2" draw:text-style-name="P2" draw:layer="layout" svg:width="0.508cm" svg:height="0.508cm" svg:x="2.27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778cm" svg:y="5.06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35cm" svg:height="0.645cm" svg:x="2.397cm" svg:y="4.546cm">
          <draw:text-box>
            <text:p><text:span text:style-name="T1">I</text:span></text:p>
          </draw:text-box>
        </draw:frame>
        <draw:custom-shape draw:style-name="gr4" draw:text-style-name="P4" draw:layer="layout" svg:width="0.508cm" svg:height="1.651cm" svg:x="3.286cm" svg:y="3.9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1.651cm" svg:x="3.794cm" svg:y="3.9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1.651cm" svg:x="4.302cm" svg:y="3.9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1.651cm" svg:x="4.81cm" svg:y="3.92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85cm" svg:height="0.683cm" svg:x="3.794cm" svg:y="3.323cm">
          <draw:text-box>
            <text:p><text:span text:style-name="T2">C1</text:span></text:p>
          </draw:text-box>
        </draw:frame>
        <draw:custom-shape draw:style-name="gr6" draw:text-style-name="P6" draw:layer="layout" svg:width="0.635cm" svg:height="2.667cm" svg:x="5.318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2.667cm" svg:x="5.826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2.667cm" svg:x="6.334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2.667cm" svg:x="6.842cm" svg:y="2.90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85cm" svg:height="0.683cm" svg:x="5.799cm" svg:y="2.287cm">
          <draw:text-box>
            <text:p><text:span text:style-name="T2">C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7:30:28.190229249</meta:creation-date>
    <dc:date>2015-07-21T17:52:40.938184800</dc:date>
    <meta:editing-duration>PT30M56S</meta:editing-duration>
    <meta:editing-cycles>10</meta:editing-cycles>
    <meta:generator>LibreOffice/4.4.4.3$Linux_X86_64 LibreOffice_project/40m0$Build-3</meta:generator>
    <meta:document-statistic meta:object-count="15"/>
  </office:meta>
</office:document-meta>
</file>